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2C332F63BA.png" manifest:media-type="image/png"/>
  <manifest:file-entry manifest:full-path="Pictures/100000000000012C0000012C5DEE70EF.png" manifest:media-type="image/png"/>
  <manifest:file-entry manifest:full-path="Pictures/100000000000012C0000012C4D5E6DA0.png" manifest:media-type="image/png"/>
  <manifest:file-entry manifest:full-path="Pictures/100000000000012C0000012C88EE4F8E.png" manifest:media-type="image/png"/>
  <manifest:file-entry manifest:full-path="Pictures/100000000000012C0000012C822F43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9402in" svg:y="0.3335in" svg:width="1.8283in" svg:height="1.8283in" draw:z-index="0"><draw:image xlink:href="Pictures/100000000000012C0000012C822F43EC.png" xlink:type="simple" xlink:show="embed" xlink:actuate="onLoad" draw:mime-type="image/png"/></draw:frame><draw:frame draw:style-name="fr1" draw:name="Image2" text:anchor-type="char" svg:x="3.4453in" svg:y="0.3335in" svg:width="1.8075in" svg:height="1.8075in" draw:z-index="1"><draw:image xlink:href="Pictures/100000000000012C0000012C88EE4F8E.png" xlink:type="simple" xlink:show="embed" xlink:actuate="onLoad" draw:mime-type="image/png"/></draw:frame><draw:frame draw:style-name="fr1" draw:name="Image3" text:anchor-type="char" svg:x="1.0228in" svg:y="2.7709in" svg:width="1.7665in" svg:height="1.7665in" draw:z-index="2"><draw:image xlink:href="Pictures/100000000000012C0000012C4D5E6DA0.png" xlink:type="simple" xlink:show="embed" xlink:actuate="onLoad" draw:mime-type="image/png"/></draw:frame><draw:frame draw:style-name="fr1" draw:name="Image4" text:anchor-type="char" svg:x="3.4764in" svg:y="2.6571in" svg:width="1.7346in" svg:height="1.7346in" draw:z-index="3"><draw:image xlink:href="Pictures/100000000000012C0000012C5DEE70EF.png" xlink:type="simple" xlink:show="embed" xlink:actuate="onLoad" draw:mime-type="image/png"/></draw:frame><draw:frame draw:style-name="fr1" draw:name="Image5" text:anchor-type="char" svg:x="1.1071in" svg:y="5.1252in" svg:width="1.6618in" svg:height="1.6618in" draw:z-index="4"><draw:image xlink:href="Pictures/100000000000012C0000012C332F63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3:40:56.321564485</meta:creation-date>
    <dc:date>2025-04-12T01:50:18.448408054</dc:date>
    <meta:editing-duration>PT1H57M37S</meta:editing-duration>
    <meta:editing-cycles>2</meta:editing-cycles>
    <meta:generator>LibreOffice/24.2.7.2$Linux_X86_64 LibreOffice_project/420$Build-2</meta:generator>
    <meta:print-date>2025-04-11T23:44:01.127388237</meta:print-date>
    <meta:document-statistic meta:table-count="0" meta:image-count="5" meta:object-count="0" meta:page-count="1" meta:paragraph-count="0" meta:word-count="0" meta:character-count="0" meta:non-whitespace-character-count="0"/>
  </office:meta>
</office:document-meta>
</file>